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ca2" officeooo:paragraph-rsid="00076ca2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6ca2" officeooo:paragraph-rsid="00076ca2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2a6099" officeooo:rsid="00076ca2" officeooo:paragraph-rsid="00076ca2"/>
    </style:style>
    <style:style style:name="P4" style:family="paragraph" style:parent-style-name="Standard">
      <style:text-properties fo:color="#c9211e" officeooo:rsid="00076ca2" officeooo:paragraph-rsid="00076ca2"/>
    </style:style>
    <style:style style:name="P5" style:family="paragraph" style:parent-style-name="Standard">
      <style:text-properties fo:color="#158466" officeooo:rsid="00076ca2" officeooo:paragraph-rsid="00076ca2"/>
    </style:style>
    <style:style style:name="P6" style:family="paragraph" style:parent-style-name="Standard">
      <style:text-properties fo:color="#650953" officeooo:rsid="00076ca2" officeooo:paragraph-rsid="00076ca2"/>
    </style:style>
    <style:style style:name="P7" style:family="paragraph" style:parent-style-name="Standard">
      <style:text-properties fo:color="#999999" officeooo:rsid="00076ca2" officeooo:paragraph-rsid="00076ca2"/>
    </style:style>
    <style:style style:name="P8" style:family="paragraph">
      <loext:graphic-properties draw:fill="none" draw:fill-color="#ffffff"/>
    </style:style>
    <style:style style:name="T1" style:family="text">
      <style:text-properties fo:color="#2a6099"/>
    </style:style>
    <style:style style:name="T2" style:family="text">
      <style:text-properties fo:color="#158466"/>
    </style:style>
    <style:style style:name="T3" style:family="text">
      <style:text-properties fo:color="#c9211e"/>
    </style:style>
    <style:style style:name="T4" style:family="text">
      <style:text-properties fo:color="#650953"/>
    </style:style>
    <style:style style:name="T5" style:family="text">
      <style:text-properties fo:color="#999999"/>
    </style:style>
    <style:style style:name="gr1" style:family="graphic">
      <style:graphic-properties draw:stroke="none" svg:stroke-color="#000000" draw:fill="none" draw:fill-color="#ffffff" fo:min-height="4.0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e des principales fonctionnalités de l’application </text:p>
      <text:p text:style-name="P1"/>
      <text:p text:style-name="P1"/>
      <text:p text:style-name="P3">Gérer les stocks : enlever, ajouter</text:p>
      <text:p text:style-name="P5">gérer la trésorerie</text:p>
      <text:p text:style-name="P4">rédiger une facture client</text:p>
      <text:p text:style-name="P4">imprimer une facture</text:p>
      <text:p text:style-name="P3">intégrer / enregistrer une facture fournisseur</text:p>
      <text:p text:style-name="P3"><draw:frame text:anchor-type="paragraph" draw:z-index="0" draw:name="Forme1" draw:style-name="gr1" draw:text-style-name="P8" svg:width="4.419cm" svg:height="4.384cm" svg:x="13.808cm" svg:y="0.399cm"><draw:text-box><text:p><text:span text:style-name="T1">Logistique</text:span></text:p><text:p/><text:p><text:span text:style-name="T2">Tresorerie / finance</text:span></text:p><text:p/><text:p><text:span text:style-name="T3">Commercial </text:span></text:p><text:p/><text:p><text:span text:style-name="T4">Maintenance</text:span></text:p><text:p><text:span text:style-name="T4"/></text:p><text:p><text:span text:style-name="T5">Famille</text:span></text:p></draw:text-box></draw:frame>gérer fournisseurs : ajouter, modifier, supprimer</text:p>
      <text:p text:style-name="P7">gérer famille : ajouter, modifier, supprimer</text:p>
      <text:p text:style-name="P3">gérer  articles : ajouter, supprimer, modifier</text:p>
      <text:p text:style-name="P6">authentifier un utilisateur</text:p>
      <text:p text:style-name="P5">établir bilan comptable</text:p>
      <text:p text:style-name="P3">remplacer / échanger un articles</text:p>
      <text:p text:style-name="P3">commander un article auprès du fournisseur</text:p>
      <text:p text:style-name="P3">gérer planning de la permanence</text:p>
      <text:p text:style-name="P3">afficher catalogue d’un fournisseurs</text:p>
      <text:p text:style-name="P4">vendre articles</text:p>
      <text:p text:style-name="P7">afficher / rechercher historique d’achat</text:p>
      <text:p text:style-name="P4">afficher la liste des associations locales</text:p>
      <text:p text:style-name="P3">afficher une alerte stock</text:p>
      <text:p text:style-name="P7">gérer réservation d’une famille </text:p>
      <text:p text:style-name="P6">effectuer une sauvegarde du systè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06:07.861805331</meta:creation-date>
    <dc:date>2019-09-13T11:31:44.835781143</dc:date>
    <meta:editing-duration>PT4M36S</meta:editing-duration>
    <meta:editing-cycles>1</meta:editing-cycles>
    <meta:document-statistic meta:table-count="0" meta:image-count="0" meta:object-count="0" meta:page-count="1" meta:paragraph-count="21" meta:word-count="98" meta:character-count="721" meta:non-whitespace-character-count="640"/>
    <meta:generator>LibreOffice/6.2.6.2$Linux_X86_64 LibreOffice_project/20$Build-2</meta:generator>
  </office:meta>
</office:document-meta>
</file>